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72pt" style:font-size-asian="72pt" style:font-size-complex="72pt"/>
    </style:style>
    <style:style style:name="P6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1563in"/>
        </style:tab-stops>
      </style:paragraph-properties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Aim:</text:p>
      <text:p text:style-name="P2"/>
      <text:p text:style-name="P5">We want to help cure heart</text:p>
      <text:p text:style-name="P7"/>
      <text:p text:style-name="P5"><text:s/>disease. After our research</text:p>
      <text:p text:style-name="P6"/>
      <text:p text:style-name="P5">we <text:s text:c="3"/>came <text:s text:c="2"/>up <text:s text:c="2"/>with <text:s text:c="2"/>this<text:span text:style-name="T1"> </text:span></text:p>
      <text:p text:style-name="P5"><text:span text:style-name="T1"/></text:p>
      <text:p text:style-name="P5">plaque-heart <text:s/>mod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3701in" fo:margin-bottom="0.3701in" fo:margin-left="0.3701in" fo:margin-right="0.37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8-08T14:58:27.03</meta:creation-date>
    <dc:date>2015-08-11T09:18:52</dc:date>
    <meta:editing-duration>PT00H23M55S</meta:editing-duration>
    <meta:editing-cycles>7</meta:editing-cycles>
    <meta:generator>OpenOffice.org/3.1$Win32 OpenOffice.org_project/310m19$Build-9420</meta:generator>
    <meta:print-date>2015-08-08T15:18:06.07</meta:print-date>
    <meta:document-statistic meta:table-count="0" meta:image-count="0" meta:object-count="0" meta:page-count="1" meta:paragraph-count="5" meta:word-count="18" meta:character-count="108"/>
  </office:meta>
</office:document-meta>
</file>